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39231" officeooo:paragraph-rsid="00139231" style:font-weight-asian="bold" style:font-weight-complex="bold"/>
    </style:style>
    <style:style style:name="P2" style:family="paragraph" style:parent-style-name="Standard">
      <style:text-properties fo:font-weight="bold" officeooo:rsid="00146d21" officeooo:paragraph-rsid="00146d21" style:font-weight-asian="bold" style:font-weight-complex="bold"/>
    </style:style>
    <style:style style:name="P3" style:family="paragraph" style:parent-style-name="Text_20_body">
      <style:text-properties fo:font-weight="normal" officeooo:rsid="00139231" officeooo:paragraph-rsid="00139231" style:font-weight-asian="normal" style:font-weight-complex="normal"/>
    </style:style>
    <style:style style:name="P4" style:family="paragraph" style:parent-style-name="Frame_20_contents">
      <style:paragraph-properties fo:text-align="center" style:justify-single-word="false"/>
      <style:text-properties officeooo:paragraph-rsid="00149f6a"/>
    </style:style>
    <style:style style:name="P5" style:family="paragraph" style:parent-style-name="Frame_20_contents">
      <style:text-properties officeooo:paragraph-rsid="00149f6a"/>
    </style:style>
    <style:style style:name="P6" style:family="paragraph" style:parent-style-name="Frame_20_contents">
      <style:paragraph-properties fo:text-align="center" style:justify-single-word="false"/>
      <style:text-properties officeooo:rsid="00153eb5" officeooo:paragraph-rsid="00153eb5"/>
    </style:style>
    <style:style style:name="P7" style:family="paragraph" style:parent-style-name="Standard" style:list-style-name="L1">
      <style:text-properties fo:font-weight="normal" officeooo:rsid="00139231" officeooo:paragraph-rsid="00139231" style:font-weight-asian="normal" style:font-weight-complex="normal"/>
    </style:style>
    <style:style style:name="P8" style:family="paragraph" style:parent-style-name="Standard" style:list-style-name="L1">
      <style:text-properties fo:font-weight="normal" officeooo:rsid="001473e9" officeooo:paragraph-rsid="001473e9" style:font-weight-asian="normal" style:font-weight-complex="normal"/>
    </style:style>
    <style:style style:name="P9" style:family="paragraph" style:parent-style-name="Standard" style:list-style-name="L2">
      <style:text-properties fo:font-weight="normal" officeooo:rsid="00146d21" officeooo:paragraph-rsid="00146d21" style:font-weight-asian="normal" style:font-weight-complex="normal"/>
    </style:style>
    <style:style style:name="P10" style:family="paragraph" style:parent-style-name="Standard" style:list-style-name="L4">
      <style:text-properties officeooo:paragraph-rsid="00146d21"/>
    </style:style>
    <style:style style:name="P11" style:family="paragraph" style:parent-style-name="Standard" style:list-style-name="L4">
      <style:text-properties officeooo:rsid="00146d21" officeooo:paragraph-rsid="00146d21"/>
    </style:style>
    <style:style style:name="P12" style:family="paragraph" style:parent-style-name="Text_20_body" style:list-style-name="L3">
      <style:text-properties officeooo:paragraph-rsid="00146d21"/>
    </style:style>
    <style:style style:name="P13" style:family="paragraph">
      <style:text-properties fo:font-size="12pt"/>
    </style:style>
    <style:style style:name="T1" style:family="text">
      <style:text-properties officeooo:rsid="00139231"/>
    </style:style>
    <style:style style:name="T2" style:family="text">
      <style:text-properties fo:font-weight="normal" officeooo:rsid="00139231" style:font-weight-asian="normal" style:font-weight-complex="normal"/>
    </style:style>
    <style:style style:name="T3" style:family="text">
      <style:text-properties fo:font-weight="bold" officeooo:rsid="00139231" style:font-weight-asian="bold" style:font-weight-complex="bold"/>
    </style:style>
    <style:style style:name="T4" style:family="text">
      <style:text-properties officeooo:rsid="001473e9"/>
    </style:style>
    <style:style style:name="T5" style:family="text">
      <style:text-properties officeooo:rsid="00149f6a"/>
    </style:style>
    <style:style style:name="T6" style:family="text">
      <style:text-properties officeooo:rsid="00146d2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323cm" fo:min-width="1.63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325cm" fo:min-width="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textarea-horizontal-align="justify" draw:textarea-vertical-align="middle" draw:auto-grow-height="false" fo:min-height="1.512cm" fo:min-width="4.03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textarea-horizontal-align="justify" draw:textarea-vertical-align="middle" draw:auto-grow-height="false" fo:min-height="1.512cm" fo:min-width="3.97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textarea-horizontal-align="justify" draw:textarea-vertical-align="middle" draw:auto-grow-height="false" fo:min-height="1.512cm" fo:min-width="3.91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marker-start="Concave" draw:marker-end="Arrowheads_20_1" draw:textarea-horizontal-align="justify" draw:textarea-vertical-align="middle" draw:auto-grow-height="false" fo:min-height="7.544cm" fo:min-width="4.44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text:p>
      <text:p text:style-name="P1"/>
      <text:p text:style-name="P3">The "SMART TROLLEY USING RFID" project is an innovative solution designed to automate the shopping experience by integrating RFID (Radio Frequency Identification) technology with a smart trolley. This system is powered by the LPC2129 ARM microcontroller, which facilitates the processing of RFID data and communication with peripheral devices. The trolley is equipped with an RFID reader that scans the tags on products as they are placed in the trolley. The collected data is then processed by the microcontroller and transmitted via UART (Universal Asynchronous Receiver-Transmitter) to a central system, where the total cost is calculated, and the product list is displayed. This automation reduces the need for manual scanning at checkout, streamlines the shopping process, and enhances customer convenience.</text:p>
      <text:p text:style-name="P1"/>
      <text:p text:style-name="P1">HARDWARE COMPONENTS:</text:p>
      <text:p text:style-name="P1"/>
      <text:list text:style-name="L1">
        <text:list-item>
          <text:p text:style-name="P7">LPC2129(ARM7 controller)</text:p>
        </text:list-item>
        <text:list-item>
          <text:p text:style-name="P7">RFID <text:span text:style-name="T4">Reader(EM4095)</text:span></text:p>
        </text:list-item>
        <text:list-item>
          <text:p text:style-name="P8">LCD</text:p>
        </text:list-item>
        <text:list-item>
          <text:p text:style-name="P8">RFID Tag</text:p>
        </text:list-item>
        <text:list-item>
          <text:p text:style-name="P8">Switch </text:p>
        </text:list-item>
      </text:list>
      <text:p text:style-name="P1"/>
      <text:p text:style-name="P1">SOFTWARE COMPONENTS:</text:p>
      <text:p text:style-name="P1"/>
      <text:list text:style-name="L2">
        <text:list-item>
          <text:p text:style-name="P9">Keil IDE</text:p>
        </text:list-item>
        <text:list-item>
          <text:p text:style-name="P9">Flash magic</text:p>
        </text:list-item>
        <text:list-item>
          <text:p text:style-name="P9">Proteus</text:p>
        </text:list-item>
      </text:list>
      <text:p text:style-name="P2"/>
      <text:p text:style-name="P1">BLOCK DIAGRAM:</text:p>
      <text:p text:style-name="P1"/>
      <text:p text:style-name="P1"/>
      <text:p text:style-name="P1"/>
      <text:p text:style-name="P1"><draw:custom-shape text:anchor-type="paragraph" draw:z-index="0" draw:name="Shape 1" draw:style-name="gr6" svg:width="4.927cm" svg:height="8.025cm" svg:x="5.556cm" svg:y="0.385cm"><text:p text:style-name="P4"><text:span text:style-name="T5">LPC212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custom-shape text:anchor-type="paragraph" draw:z-index="1" draw:name="Shape 2" draw:style-name="gr5" svg:width="4.079cm" svg:height="1.675cm" svg:x="12.349cm" svg:y="0.051cm"><text:p text:style-name="P4"><text:span text:style-name="T5">RFID RE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custom-shape text:anchor-type="paragraph" draw:z-index="2" draw:name="Shape 6" draw:style-name="gr1" svg:width="1.867cm" svg:height="0.645cm" svg:x="10.483cm" svg:y="0.12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
      <text:p text:style-name="P1"><draw:custom-shape text:anchor-type="paragraph" draw:z-index="4" draw:name="Shape 3" draw:style-name="gr4" svg:width="4.139cm" svg:height="1.675cm" svg:x="12.386cm" svg:y="0.028cm"><text:p text:style-name="P4"><text:span text:style-name="T5">LC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custom-shape text:anchor-type="paragraph" draw:z-index="3" draw:name="Shape 4" draw:style-name="gr1" svg:width="1.867cm" svg:height="0.645cm" svg:x="10.483cm" svg:y="0.14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
      <text:p text:style-name="P1"><draw:custom-shape text:anchor-type="paragraph" draw:z-index="6" draw:name="Shape 9" draw:style-name="gr3" svg:width="4.197cm" svg:height="1.675cm" svg:x="12.405cm" svg:y="0.337cm"><text:p text:style-name="P6">Switch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custom-shape text:anchor-type="paragraph" draw:z-index="7" draw:name="Shape 7" draw:style-name="gr2" draw:text-style-name="P13" svg:width="1.87cm" svg:height="0.648cm" svg:x="10.483cm" svg:y="0.4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
      <text:p text:style-name="P1"><draw:custom-shape text:anchor-type="paragraph" draw:z-index="5" draw:name="Shape 5" draw:style-name="gr3" svg:width="4.197cm" svg:height="1.675cm" svg:x="12.342cm" svg:y="0.367cm"><text:p text:style-name="P6">Switch2</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custom-shape text:anchor-type="paragraph" draw:z-index="8" draw:name="Shape 8" draw:style-name="gr1" svg:width="1.867cm" svg:height="0.645cm" svg:x="10.483cm" svg:y="0.3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
      <text:p text:style-name="P1"/>
      <text:p text:style-name="P1"/>
      <text:p text:style-name="P1"/>
      <text:p text:style-name="P1"><text:soft-page-break/>EXPLANATION:</text:p>
      <text:p text:style-name="P1"/>
      <text:list text:style-name="L3">
        <text:list-item>
          <text:p text:style-name="P12"><text:span text:style-name="Strong_20_Emphasis"><text:span text:style-name="T1">System Initialization</text:span></text:span><text:span text:style-name="T3">: </text:span><text:span text:style-name="T2">The LPC2129 ARM microcontroller initializes the system components, including the RFID reader and UART module.</text:span></text:p>
        </text:list-item>
        <text:list-item>
          <text:p text:style-name="P12"><text:span text:style-name="Strong_20_Emphasis">Product Scanning</text:span>: As items with RFID tags are placed in the trolley, the RFID reader scans each tag. The unique ID associated with each tag is read by the RFID reader.</text:p>
        </text:list-item>
        <text:list-item>
          <text:p text:style-name="P12"><text:span text:style-name="Strong_20_Emphasis">Data Processing</text:span>: The LPC2129 microcontroller processes the scanned RFID data, identifying the product and its corresponding price and other details stored in the database.</text:p>
        </text:list-item>
        <text:list-item>
          <text:p text:style-name="P12"><text:span text:style-name="Strong_20_Emphasis">Communication via UART</text:span>: The processed data is sent to a central system through UART communication. The central system, which could be a connected terminal or a server, receives the product information.</text:p>
        </text:list-item>
        <text:list-item>
          <text:p text:style-name="P12"><text:span text:style-name="Strong_20_Emphasis">Display and Billing</text:span>: The central system calculates the total bill and updates the product list in real-time. This information is displayed to the user, either on a screen attached to the trolley or at a checkout terminal.</text:p>
        </text:list-item>
        <text:list-item>
          <text:p text:style-name="P12"><text:span text:style-name="Strong_20_Emphasis">Final Checkout</text:span>: After the shopping is complete, the user can proceed to checkout, where the final bill is already prepared, eliminating the need for rescanning the items.</text:p>
        </text:list-item>
      </text:list>
      <text:p text:style-name="Text_20_body">This system simplifies the shopping process, reduces waiting time at checkouts, and provides an enhanced shopping experience.</text:p>
      <text:p text:style-name="P1"/>
      <text:p text:style-name="P1">REFERENCE:</text:p>
      <text:p text:style-name="P1"/>
      <text:list text:style-name="L4">
        <text:list-item>
          <text:p text:style-name="P11"><text:a xlink:type="simple" xlink:href="https://drive.google.com/file/d/1p2u-_XH9LPaCafmGM-cI9lXAt7jU2Nwk/view?usp=drive_link" text:style-name="Internet_20_link" text:visited-style-name="Visited_20_Internet_20_Link">https://drive.google.com/file/d/1p2u-_XH9LPaCafmGM-cI9lXAt7jU2Nwk/view?usp=drive_link</text:a></text:p>
        </text:list-item>
        <text:list-item>
          <text:p text:style-name="P11"><text:a xlink:type="simple" xlink:href="https://drive.google.com/file/d/1Wxed3O5GbmXV8-wl667AQBcTZp2cjZXh/view?usp=drive_link" text:style-name="Internet_20_link" text:visited-style-name="Visited_20_Internet_20_Link">https://drive.google.com/file/d/1Wxed3O5GbmXV8-wl667AQBcTZp2cjZXh/view?usp=drive_link</text:a></text:p>
        </text:list-item>
        <text:list-item>
          <text:p text:style-name="P11"><text:a xlink:type="simple" xlink:href="https://drive.google.com/file/d/1ZXhlTMbfZZxHDb1JqBeZnPT8ByywO3t9/view?usp=drive_link" text:style-name="Internet_20_link" text:visited-style-name="Visited_20_Internet_20_Link">https://drive.google.com/file/d/1ZXhlTMbfZZxHDb1JqBeZnPT8ByywO3t9/view?usp=drive_link</text:a></text:p>
        </text:list-item>
        <text:list-item>
          <text:p text:style-name="P10"><text:a xlink:type="simple" xlink:href="https://drive.google.com/file/d/1s8bXY5HKrsT9MyaNHiZd_eR0nvkyEsqn/view?usp=drive_link" text:style-name="Internet_20_link" text:visited-style-name="Visited_20_Internet_20_Link"><text:span text:style-name="T6">https://drive.google.com/file/d/1s8bXY5HKrsT9MyaNHiZd_eR0nvkyEsqn/view?usp=drive_link</text:span></text:a></text:p>
        </text:list-item>
        <text:list-item>
          <text:p text:style-name="P10"/>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marker draw:name="Arrowheads_20_1" draw:display-name="Arrowheads 1" svg:viewBox="0 0 20 13" svg:d="M0 13l10-13 10 13z"/>
    <draw:marker draw:name="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11T11:45:37.266000000</meta:creation-date>
    <dc:date>2024-08-11T14:12:18.240000000</dc:date>
    <meta:editing-duration>PT17M53S</meta:editing-duration>
    <meta:editing-cycles>3</meta:editing-cycles>
    <meta:generator>LibreOffice/24.2.5.2$Windows_X86_64 LibreOffice_project/bffef4ea93e59bebbeaf7f431bb02b1a39ee8a59</meta:generator>
    <meta:print-date>2024-08-11T13:58:19.616000000</meta:print-date>
    <meta:printed-by>PDF files</meta:printed-by>
    <meta:document-statistic meta:table-count="0" meta:image-count="0" meta:object-count="0" meta:page-count="2" meta:paragraph-count="32" meta:word-count="354" meta:character-count="2576" meta:non-whitespace-character-count="2271"/>
  </office:meta>
</office:document-meta>
</file>